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0CA000000890AA60740.png"/>
  <manifest:file-entry manifest:media-type="" manifest:full-path="Pictures/2000000700004E7300000EE30E22D24D.wm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ize="12pt" fo:language="en" fo:country="CA" style:font-name-asian="Arial Unicode MS" style:font-size-asian="12pt" style:language-asian="zxx" style:country-asian="none" style:font-name-complex="Tahoma1" style:font-size-complex="12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96pt" fo:language="en" fo:country="CA" style:font-name-asian="Arial Unicode MS" style:font-size-asian="96pt" style:language-asian="zxx" style:country-asian="none" style:font-name-complex="Tahoma1" style:font-size-complex="96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72pt" fo:language="en" fo:country="CA" fo:font-weight="bold" style:font-name-asian="Arial Unicode MS" style:font-size-asian="72pt" style:language-asian="zxx" style:country-asian="none" style:font-weight-asian="bold" style:font-name-complex="Tahoma1" style:font-size-complex="72pt" style:language-complex="zxx" style:country-complex="none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use-window-font-color="true" fo:font-size="12pt" fo:language="en" fo:country="CA" style:font-name-asian="Arial Unicode MS" style:font-size-asian="12pt" style:language-asian="zxx" style:country-asian="none" style:font-name-complex="Tahoma1" style:font-size-complex="12pt" style:language-complex="zxx" style:country-complex="none"/>
    </style:style>
    <style:style style:name="P5" style:family="paragraph" style:parent-style-name="Standard" style:master-page-name="Standard">
      <style:paragraph-properties style:page-number="auto"/>
      <style:text-properties style:use-window-font-color="true" fo:font-size="12pt" fo:language="en" fo:country="CA" style:font-name-asian="Arial Unicode MS" style:font-size-asian="12pt" style:language-asian="zxx" style:country-asian="none" style:font-name-complex="Tahoma1" style:font-size-complex="12pt" style:language-complex="zxx" style:country-complex="none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char" svg:y="0cm" svg:width="23.848cm" svg:height="5.62cm" draw:z-index="1"><draw:image xlink:href="Pictures/2000000700004E7300000EE30E22D24D.wm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adio Communications</text:p>
      <text:p text:style-name="P4"><draw:frame draw:style-name="fr2" draw:name="graphics2" text:anchor-type="char" svg:x="0cm" svg:y="0cm" svg:width="23.648cm" svg:height="14.069cm" draw:z-index="0"><draw:image xlink:href="Pictures/10000000000000CA000000890AA60740.png" xlink:type="simple" xlink:show="embed" xlink:actuate="onLoad"/></draw:frame></text:p>
      <text:p text:style-name="P3">http://www.emrg.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CA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7.94cm" fo:page-height="21.59cm" style:num-format="1" style:print-orientation="landscape" fo:margin-top="2cm" fo:margin-bottom="2cm" fo:margin-left="2cm" fo:margin-right="2cm" fo:background-color="#ffffff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7-04-26T15:23:42</meta:creation-date>
    <dc:date>1600-12-31T23:00:00</dc:date>
    <meta:print-date>2007-04-26T15:35:00</meta:print-date>
    <meta:editing-cycles>1</meta:editing-cycles>
    <meta:editing-duration>PT5H0M0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2" meta:word-count="4" meta:character-count="38"/>
  </office:meta>
</office:document-meta>
</file>